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ymbol" svg:font-family="Symbol" style:font-charset="x-symbol"/>
    <style:font-face style:name="Tahoma" svg:font-family="Tahoma"/>
    <style:font-face style:name="Times New Roman CYR" svg:font-family="'Times New Roman CYR'" style:font-family-generic="roman"/>
  </office:font-face-decls>
  <office:automatic-styles>
    <style:style style:name="Таблица1" style:family="table">
      <style:table-properties style:width="10.751cm" fo:margin-left="1.251cm" table:align="left" style:writing-mode="lr-tb"/>
    </style:style>
    <style:style style:name="Таблица1.A" style:family="table-column">
      <style:table-column-properties style:column-width="1.716cm"/>
    </style:style>
    <style:style style:name="Таблица1.B" style:family="table-column">
      <style:table-column-properties style:column-width="6.786cm"/>
    </style:style>
    <style:style style:name="Таблица1.C" style:family="table-column">
      <style:table-column-properties style:column-width="2.249cm"/>
    </style:style>
    <style:style style:name="Таблица1.1" style:family="table-row">
      <style:table-row-properties style:keep-together="true"/>
    </style:style>
    <style:style style:name="Таблица1.A1" style:family="table-cell">
      <style:table-cell-properties fo:padding-left="0.123cm" fo:padding-right="0.123cm" fo:padding-top="0cm" fo:padding-bottom="0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-left="0.123cm" fo:padding-right="0.123cm" fo:padding-top="0cm" fo:padding-bottom="0cm" fo:border="0.002cm solid #000000"/>
    </style:style>
    <style:style style:name="Таблица1.A2" style:family="table-cell">
      <style:table-cell-properties fo:padding-left="0.123cm" fo:padding-right="0.123cm" fo:padding-top="0cm" fo:padding-bottom="0cm" fo:border-left="0.002cm solid #000000" fo:border-right="none" fo:border-top="none" fo:border-bottom="0.002cm solid #000000"/>
    </style:style>
    <style:style style:name="Таблица1.C2" style:family="table-cell">
      <style:table-cell-properties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Таблица2" style:family="table">
      <style:table-properties style:width="13.002cm" fo:margin-left="0.501cm" table:align="left" style:writing-mode="lr-tb"/>
    </style:style>
    <style:style style:name="Таблица2.A" style:family="table-column">
      <style:table-column-properties style:column-width="1.563cm"/>
    </style:style>
    <style:style style:name="Таблица2.B" style:family="table-column">
      <style:table-column-properties style:column-width="8.188cm"/>
    </style:style>
    <style:style style:name="Таблица2.C" style:family="table-column">
      <style:table-column-properties style:column-width="3.251cm"/>
    </style:style>
    <style:style style:name="Таблица2.1" style:family="table-row">
      <style:table-row-properties style:keep-together="true"/>
    </style:style>
    <style:style style:name="Таблица2.A1" style:family="table-cell">
      <style:table-cell-properties fo:padding-left="0.123cm" fo:padding-right="0.123cm" fo:padding-top="0cm" fo:padding-bottom="0cm" fo:border-left="0.002cm solid #000000" fo:border-right="none" fo:border-top="0.002cm solid #000000" fo:border-bottom="0.002cm solid #000000"/>
    </style:style>
    <style:style style:name="Таблица2.C1" style:family="table-cell">
      <style:table-cell-properties fo:padding-left="0.123cm" fo:padding-right="0.123cm" fo:padding-top="0cm" fo:padding-bottom="0cm" fo:border="0.002cm solid #000000"/>
    </style:style>
    <style:style style:name="Таблица2.A2" style:family="table-cell">
      <style:table-cell-properties fo:padding-left="0.123cm" fo:padding-right="0.123cm" fo:padding-top="0cm" fo:padding-bottom="0cm" fo:border-left="0.002cm solid #000000" fo:border-right="none" fo:border-top="none" fo:border-bottom="0.002cm solid #000000"/>
    </style:style>
    <style:style style:name="Таблица2.C2" style:family="table-cell">
      <style:table-cell-properties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Таблица3" style:family="table">
      <style:table-properties style:width="11.751cm" fo:margin-left="1.251cm" table:align="left" style:writing-mode="lr-tb"/>
    </style:style>
    <style:style style:name="Таблица3.A" style:family="table-column">
      <style:table-column-properties style:column-width="1.716cm"/>
    </style:style>
    <style:style style:name="Таблица3.B" style:family="table-column">
      <style:table-column-properties style:column-width="7.034cm"/>
    </style:style>
    <style:style style:name="Таблица3.C" style:family="table-column">
      <style:table-column-properties style:column-width="3cm"/>
    </style:style>
    <style:style style:name="Таблица3.1" style:family="table-row">
      <style:table-row-properties style:keep-together="true"/>
    </style:style>
    <style:style style:name="Таблица3.A1" style:family="table-cell">
      <style:table-cell-properties fo:padding-left="0.123cm" fo:padding-right="0.123cm" fo:padding-top="0cm" fo:padding-bottom="0cm" fo:border-left="0.002cm solid #000000" fo:border-right="none" fo:border-top="0.002cm solid #000000" fo:border-bottom="0.002cm solid #000000"/>
    </style:style>
    <style:style style:name="Таблица3.C1" style:family="table-cell">
      <style:table-cell-properties fo:padding-left="0.123cm" fo:padding-right="0.123cm" fo:padding-top="0cm" fo:padding-bottom="0cm" fo:border="0.002cm solid #000000"/>
    </style:style>
    <style:style style:name="Таблица3.A2" style:family="table-cell">
      <style:table-cell-properties fo:padding-left="0.123cm" fo:padding-right="0.123cm" fo:padding-top="0cm" fo:padding-bottom="0cm" fo:border-left="0.002cm solid #000000" fo:border-right="none" fo:border-top="none" fo:border-bottom="0.002cm solid #000000"/>
    </style:style>
    <style:style style:name="Таблица3.C2" style:family="table-cell">
      <style:table-cell-properties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P1" style:family="paragraph" style:parent-style-name="Standard" style:master-page-name="Standard">
      <style:paragraph-properties fo:margin-left="0cm" fo:margin-right="0cm" fo:text-align="center" style:justify-single-word="false" fo:text-indent="1.249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justify" style:justify-single-word="false">
        <style:tab-stops/>
      </style:paragraph-properties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 style:list-style-name="RTF_5f_Num_20_2">
      <style:paragraph-properties fo:margin-left="0.635cm" fo:margin-right="0cm" fo:text-align="justify" style:justify-single-word="false" fo:text-indent="-0.635cm" style:auto-text-indent="false">
        <style:tab-stops>
          <style:tab-stop style:position="0cm"/>
        </style:tab-stops>
      </style:paragraph-properties>
    </style:style>
    <style:style style:name="P8" style:family="paragraph" style:parent-style-name="Standard">
      <style:paragraph-properties fo:margin-left="0cm" fo:margin-right="0cm" fo:text-align="justify" style:justify-single-word="false" fo:text-indent="0.212cm" style:auto-text-indent="false"/>
    </style:style>
    <style:style style:name="P9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2" style:family="paragraph" style:parent-style-name="heading_20_1">
      <style:paragraph-properties fo:text-align="center" style:justify-single-word="false" fo:keep-with-next="always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position="-25%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МЕТА СТОИМОСТИ РАЗРАБОТКИ</text:p>
      <text:p text:style-name="P2"/>
      <text:p text:style-name="P3"><text:s text:c="5"/>Существенное расширение сферы применения ЭВМ, значительное увеличение их мощностей и возможностей требуют разработки большого количества программного обеспечения (ПО). Затраты на ПО, как показывает анализ, проведенный в различных странах, составляют в среднем до 70% от общих затрат на ИВС. ПС являются трудоемкой продукцией, наибольший удельный вес среди всех статей затрат имеют затраты труда.</text:p>
      <text:p text:style-name="P3"><text:s text:c="5"/>Студентам-дипломникам при разработке ПС в качестве основной части дипломного проекта предлагается опираться на реальные затраты своего труда. Эти затраты могут быть скорректированы с помощью коэффициента, учитывающего квалификационный уровень программиста. Этот коэффициент устанавливается по экспертному мнению руководителя дипломного проекта на кафедре ЭВМ, а также консультанта по экономической части.</text:p>
      <text:p text:style-name="P3"><text:s text:c="5"/>Типичный вид калькуляции затрат на разработку ПС дается в таблице 1.</text:p>
      <text:p text:style-name="P3"/>
      <text:p text:style-name="P4">Смета стоимости разработки ПС<text:tab/><text:tab/></text:p>
      <text:p text:style-name="P5">Таблица 1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4">№ п/п</text:p>
          </table:table-cell>
          <table:table-cell table:style-name="Таблица1.A1" office:value-type="string">
            <text:p text:style-name="P4">Статьи расходов</text:p>
          </table:table-cell>
          <table:table-cell table:style-name="Таблица1.C1" office:value-type="string">
            <text:p text:style-name="P4">Затраты</text:p>
          </table:table-cell>
        </table:table-row>
        <table:table-row table:style-name="Таблица1.1">
          <table:table-cell table:style-name="Таблица1.A2" office:value-type="string">
            <text:p text:style-name="P4">1.</text:p>
          </table:table-cell>
          <table:table-cell table:style-name="Таблица1.A2" office:value-type="string">
            <text:p text:style-name="P6">Основная зарплата</text:p>
          </table:table-cell>
          <table:table-cell table:style-name="Таблица1.C2" office:value-type="string">
            <text:p text:style-name="P4"/>
          </table:table-cell>
        </table:table-row>
        <table:table-row table:style-name="Таблица1.1">
          <table:table-cell table:style-name="Таблица1.A2" office:value-type="string">
            <text:p text:style-name="P4">2.</text:p>
          </table:table-cell>
          <table:table-cell table:style-name="Таблица1.A2" office:value-type="string">
            <text:p text:style-name="P6">Дополнительная зарплата</text:p>
          </table:table-cell>
          <table:table-cell table:style-name="Таблица1.C2" office:value-type="string">
            <text:p text:style-name="P4"/>
          </table:table-cell>
        </table:table-row>
        <table:table-row table:style-name="Таблица1.1">
          <table:table-cell table:style-name="Таблица1.A2" office:value-type="string">
            <text:p text:style-name="P4">3.</text:p>
          </table:table-cell>
          <table:table-cell table:style-name="Таблица1.A2" office:value-type="string">
            <text:p text:style-name="P6">Отчисления на соцстрах</text:p>
          </table:table-cell>
          <table:table-cell table:style-name="Таблица1.C2" office:value-type="string">
            <text:p text:style-name="P4">40 %(1+2)</text:p>
          </table:table-cell>
        </table:table-row>
        <table:table-row table:style-name="Таблица1.1">
          <table:table-cell table:style-name="Таблица1.A2" office:value-type="string">
            <text:p text:style-name="P4">4.</text:p>
          </table:table-cell>
          <table:table-cell table:style-name="Таблица1.A2" office:value-type="string">
            <text:p text:style-name="P6">Накладные расходы</text:p>
          </table:table-cell>
          <table:table-cell table:style-name="Таблица1.C2" office:value-type="string">
            <text:p text:style-name="P4">%(1+2)</text:p>
          </table:table-cell>
        </table:table-row>
        <table:table-row table:style-name="Таблица1.1">
          <table:table-cell table:style-name="Таблица1.A2" office:value-type="string">
            <text:p text:style-name="P4">5.</text:p>
          </table:table-cell>
          <table:table-cell table:style-name="Таблица1.A2" office:value-type="string">
            <text:p text:style-name="P6">Расходы на ПК</text:p>
          </table:table-cell>
          <table:table-cell table:style-name="Таблица1.C2" office:value-type="string">
            <text:p text:style-name="P4"/>
          </table:table-cell>
        </table:table-row>
        <table:table-row table:style-name="Таблица1.1">
          <table:table-cell table:style-name="Таблица1.A2" office:value-type="string">
            <text:p text:style-name="P4">6.</text:p>
          </table:table-cell>
          <table:table-cell table:style-name="Таблица1.A2" office:value-type="string">
            <text:p text:style-name="P6">Итого себестоимость разработки</text:p>
          </table:table-cell>
          <table:table-cell table:style-name="Таблица1.C2" office:value-type="string">
            <text:p text:style-name="P4"/>
          </table:table-cell>
        </table:table-row>
        <table:table-row table:style-name="Таблица1.1">
          <table:table-cell table:style-name="Таблица1.A2" office:value-type="string">
            <text:p text:style-name="P4">7.</text:p>
          </table:table-cell>
          <table:table-cell table:style-name="Таблица1.A2" office:value-type="string">
            <text:p text:style-name="P6">Прибыль</text:p>
          </table:table-cell>
          <table:table-cell table:style-name="Таблица1.C2" office:value-type="string">
            <text:p text:style-name="P4">%(6)</text:p>
          </table:table-cell>
        </table:table-row>
        <table:table-row table:style-name="Таблица1.1">
          <table:table-cell table:style-name="Таблица1.A2" office:value-type="string">
            <text:p text:style-name="P4">8.</text:p>
          </table:table-cell>
          <table:table-cell table:style-name="Таблица1.A2" office:value-type="string">
            <text:p text:style-name="P6">Стоимость программы</text:p>
          </table:table-cell>
          <table:table-cell table:style-name="Таблица1.C2" office:value-type="string">
            <text:p text:style-name="P4"/>
          </table:table-cell>
        </table:table-row>
        <table:table-row table:style-name="Таблица1.1">
          <table:table-cell table:style-name="Таблица1.A2" office:value-type="string">
            <text:p text:style-name="P4">9.</text:p>
          </table:table-cell>
          <table:table-cell table:style-name="Таблица1.A2" office:value-type="string">
            <text:p text:style-name="P6">Налог на прибыль</text:p>
          </table:table-cell>
          <table:table-cell table:style-name="Таблица1.C2" office:value-type="string">
            <text:p text:style-name="P4">%(7)</text:p>
          </table:table-cell>
        </table:table-row>
        <table:table-row table:style-name="Таблица1.1">
          <table:table-cell table:style-name="Таблица1.A2" office:value-type="string">
            <text:p text:style-name="P4">10.</text:p>
          </table:table-cell>
          <table:table-cell table:style-name="Таблица1.A2" office:value-type="string">
            <text:p text:style-name="P6">НДС</text:p>
          </table:table-cell>
          <table:table-cell table:style-name="Таблица1.C2" office:value-type="string">
            <text:p text:style-name="P4">%(8)</text:p>
          </table:table-cell>
        </table:table-row>
        <table:table-row table:style-name="Таблица1.1">
          <table:table-cell table:style-name="Таблица1.A2" office:value-type="string">
            <text:p text:style-name="P4">11.</text:p>
          </table:table-cell>
          <table:table-cell table:style-name="Таблица1.A2" office:value-type="string">
            <text:p text:style-name="P6">Стоимость с налогами</text:p>
          </table:table-cell>
          <table:table-cell table:style-name="Таблица1.C2" office:value-type="string">
            <text:p text:style-name="P4"/>
          </table:table-cell>
        </table:table-row>
      </table:table>
      <text:p text:style-name="P6"/>
      <text:p text:style-name="P6"><text:s text:c="5"/>Основная заработная плата (ОЗП) определяется исходя из количества разработчиков, времени выполнения разработки (час), а также зарплаты в расчете на один час. Квалификационный уровень программиста, как указывалось выше, определяется либо коэффициентом квалификации, либо величиной зарплаты.</text:p>
      <text:p text:style-name="P6"><text:s text:c="5"/>Начальный уровень зарплаты в программистских фирмах составляет 500 условных единиц. Принимая срок разработки ПС равным сроку исполнения дипломного проекта (5 мес.) и количество разработчиков - 1 человек, основная зарплата составит: </text:p>
      <text:p text:style-name="P6"/>
      <text:p text:style-name="P4">ОЗП = 5 х 500 = 2500 у.е. </text:p>
      <text:p text:style-name="P4"/>
      <text:p text:style-name="P6"><text:s text:c="5"/>Дополнительная зарплата рассчитывается по дням исходя из схемы 1 рабочий месяц - 2 оплачиваемых дня. Отсюда дополнительная заработная плата составит (5 месяцев, 2 дня в месяц, оплачиваемых по дополнительной зарплате, 22 рабочих дня):</text:p>
      <text:p text:style-name="P6"/>
      <text:p text:style-name="P4">ДЗП = (5 х 2 х 500) / 22 = 454,55у.е.</text:p>
      <text:p text:style-name="P6"><text:s text:c="5"/>Отчисления на социальное страхование устанавливаются в процентах от суммы основной и дополнительной заработанной платы:</text:p>
      <text:p text:style-name="P6"><text:s text:c="5"/>- в фонд соц.страхования<text:tab/><text:tab/><text:tab/>5,4%</text:p>
      <text:p text:style-name="P6"><text:s text:c="5"/>- в пенсионный фонд<text:tab/><text:tab/><text:tab/>28%</text:p>
      <text:p text:style-name="P6"><text:s text:c="5"/>- в фонд мед.страхования<text:tab/><text:tab/>3,6%</text:p>
      <text:p text:style-name="P6"><text:s text:c="5"/>- в фонд занятости<text:tab/><text:tab/><text:tab/>2%</text:p>
      <text:p text:style-name="P6"><text:s text:c="5"/>- транспортный налог<text:tab/><text:tab/><text:tab/>1%</text:p>
      <text:p text:style-name="P6"><text:s text:c="5"/>- всего<text:tab/><text:tab/><text:tab/><text:tab/><text:tab/>40% от ОЗП <text:tab/></text:p>
      <text:p text:style-name="P6"/>
      <text:p text:style-name="Standard"><text:s text:c="5"/>Отчисления на соц.страхование = (2 500 + 454,55) х 0,4 = 1017,82у.е.</text:p>
      <text:p text:style-name="P6"/>
      <text:p text:style-name="P6"><text:s text:c="5"/>Накладные расходы определяются также в процентном отношении к ОЗП. Этот коэффициент может отличаться на различных предприятиях. Для лабораторий МИИТа его можно принять как <text:s/>150% от ОЗП и ДЗП.</text:p>
      <text:p text:style-name="P6"/>
      <text:p text:style-name="P4">Снакл = (2500 + 454,55) х 1,5 = 3181,83у.е.</text:p>
      <text:p text:style-name="P6"/>
      <text:p text:style-name="P6"><text:s text:c="5"/>Расходы на ПК определяются эксплутационными расходами на ПК в течение срока окупаемости, стоимостью компьютера и временем разработки программного продукта (отладки ПС).</text:p>
      <text:p text:style-name="P6"><text:s text:c="5"/>В эксплутационные расходы входят:</text:p>
      <text:list text:style-name="RTF_5f_Num_20_2">
        <text:list-item>
          <text:p text:style-name="P7">расходы на электроэнергию;</text:p>
        </text:list-item>
        <text:list-item>
          <text:p text:style-name="P7">стоимость расходных материалов;</text:p>
        </text:list-item>
        <text:list-item>
          <text:p text:style-name="P7">расходы на ремонт;</text:p>
        </text:list-item>
        <text:list-item>
          <text:p text:style-name="P7">расходы на з/п ремонтнику компьютеров;</text:p>
        </text:list-item>
        <text:list-item>
          <text:p text:style-name="P7">дополнительные расходы - уборка помещений, охрана, аренда, коммунальные <text:tab/>услуги;</text:p>
        </text:list-item>
        <text:list-item>
          <text:p text:style-name="P7">амортизационные затраты на ПК и ПО;</text:p>
        </text:list-item>
      </text:list>
      <text:p text:style-name="P8"/>
      <text:p text:style-name="P6"><text:s text:c="5"/><text:span text:style-name="T1">Расходы на электроэнергию (Сэл):</text:span></text:p>
      <text:p text:style-name="P6">Срок окупаемости компьютера:</text:p>
      <text:p text:style-name="P6">Токуп. = 3 года = 3 х 12 месяцев х 22 рабочих дня х 8 часов/день = 6 336 часов.</text:p>
      <text:p text:style-name="P6">Мощность компьютера Р = 0,3 Квт/ч</text:p>
      <text:p text:style-name="P6">Стоимость 1 Квт/ч Ст = 0,01у.е.</text:p>
      <text:p text:style-name="P6">Сэл = Токуп. х Р х Ст = 6336 часов х 0,3 Квт/ч х 0,01у.е. = 19,01у.е.</text:p>
      <text:p text:style-name="P6"/>
      <text:p text:style-name="P6"><text:s text:c="5"/><text:span text:style-name="T1">Стоимость расходных материалов (Срм):</text:span></text:p>
      <text:p text:style-name="P6">Затраты на расходные материалы в течение всего срока эксплуатации составляет примерно 10% от стоимости компьютера.</text:p>
      <text:p text:style-name="P6">Ском. = 1 570 у.е. </text:p>
      <text:p text:style-name="P6">Срм = 157у.е.</text:p>
      <text:p text:style-name="P6"/>
      <text:p text:style-name="P6"><text:s text:c="5"/><text:span text:style-name="T1">Расходы на ремонт (Срем.):</text:span></text:p>
      <text:p text:style-name="P6">По статистике расходы на комплектующие изделия для ремонта ПК составляют 10% от стоимости компьютера</text:p>
      <text:p text:style-name="P6">Срем. = 157у.е.</text:p>
      <text:p text:style-name="P6"/>
      <text:p text:style-name="P6"><text:s text:c="5"/><text:span text:style-name="T1">Заработная плата ремонтника (Срем.):</text:span></text:p>
      <text:p text:style-name="P6">На ремонт 50 компьютеров требуется один инженер-системотехник. Его среднемесячная заработная плата Сср.= 600 у.е. Тогда за три года в пересчете на 1 компьютер его зарплата составит;</text:p>
      <text:p text:style-name="P6">Срем. = Сср. х 36 мес. / 50 компьютеров = <text:s/>600 х 36 / 50 =432у.е.</text:p>
      <text:p text:style-name="P6"/>
      <text:p text:style-name="P6"><text:s text:c="5"/><text:span text:style-name="T1">Амортизационные отчисления на ПК (АПК);</text:span></text:p>
      <text:p text:style-name="P6">Амортизационный период ПК в настоящее время равен сроку материального старения ВТ и составляет 3 года. Следовательно, за 3 года АПК равны стоимости компьютера.</text:p>
      <text:p text:style-name="P6">АПК = 1570у.е.</text:p>
      <text:p text:style-name="P6"/>
      <text:p text:style-name="P6"><text:s text:c="5"/><text:span text:style-name="T1">Амортизационные отчисления на ПО (АПО);</text:span></text:p>
      <text:p text:style-name="P6">АПО зависят от цикла замены ПО. В процессе разработки продукта используется операционная система Windows 98 стоимостью 95 у.е. и <text:s/>С++ стоимостью 230 у.е.</text:p>
      <text:p text:style-name="P6">АПО = 95+230=325у.е.</text:p>
      <text:p text:style-name="P6"/>
      <text:p text:style-name="P6"><text:s text:c="5"/><text:span text:style-name="T1">Дополнительные расходы (Сдоп.)</text:span></text:p>
      <text:p text:style-name="P6">Уборку помещения, охрану, аренду и коммунальные услуги трудно точно оценить. Приравняем их к з/п инженера-системотехника.</text:p>
      <text:p text:style-name="P6">Сдоп. = 432у.е.</text:p>
      <text:p text:style-name="P6"/>
      <text:p text:style-name="P6"><text:s text:c="5"/><text:span text:style-name="T1">Суммарные эксплутационные расходы на один ПК за 3 года составят;</text:span></text:p>
      <text:p text:style-name="P6">Сэкспл = Сэл + Срм + Срем + АПК + АПО +Сдоп = =19,01+157+157+1570+325+432=2660,01у.е.</text:p>
      <text:p text:style-name="P6">Результаты расчета приведены в таблице 2</text:p>
      <text:p text:style-name="P6">.</text:p>
      <text:p text:style-name="P5">Эксплутационные расходы на ПК в течение срока окупаемости <text:tab/><text:tab/><text:tab/> <text:s text:c="86"/>Таблица 2.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4">№ п/п</text:p>
          </table:table-cell>
          <table:table-cell table:style-name="Таблица2.A1" office:value-type="string">
            <text:p text:style-name="P4">Статья расходов</text:p>
          </table:table-cell>
          <table:table-cell table:style-name="Таблица2.C1" office:value-type="string">
            <text:p text:style-name="P4">Величина (у.е.)</text:p>
          </table:table-cell>
        </table:table-row>
        <table:table-row table:style-name="Таблица2.1">
          <table:table-cell table:style-name="Таблица2.A2" office:value-type="string">
            <text:p text:style-name="P4">1.</text:p>
          </table:table-cell>
          <table:table-cell table:style-name="Таблица2.A2" office:value-type="string">
            <text:p text:style-name="P6">Расходы на электроэнергию</text:p>
          </table:table-cell>
          <table:table-cell table:style-name="Таблица2.C2" office:value-type="string">
            <text:p text:style-name="P5">19,01</text:p>
          </table:table-cell>
        </table:table-row>
        <table:table-row table:style-name="Таблица2.1">
          <table:table-cell table:style-name="Таблица2.A2" office:value-type="string">
            <text:p text:style-name="P4">2.</text:p>
          </table:table-cell>
          <table:table-cell table:style-name="Таблица2.A2" office:value-type="string">
            <text:p text:style-name="P6">Стоимость расходных материалов</text:p>
          </table:table-cell>
          <table:table-cell table:style-name="Таблица2.C2" office:value-type="string">
            <text:p text:style-name="P5">157</text:p>
          </table:table-cell>
        </table:table-row>
        <table:table-row table:style-name="Таблица2.1">
          <table:table-cell table:style-name="Таблица2.A2" office:value-type="string">
            <text:p text:style-name="P4">3.</text:p>
          </table:table-cell>
          <table:table-cell table:style-name="Таблица2.A2" office:value-type="string">
            <text:p text:style-name="P6">Расходы на ремонт</text:p>
          </table:table-cell>
          <table:table-cell table:style-name="Таблица2.C2" office:value-type="string">
            <text:p text:style-name="P5">157</text:p>
          </table:table-cell>
        </table:table-row>
        <table:table-row table:style-name="Таблица2.1">
          <table:table-cell table:style-name="Таблица2.A2" office:value-type="string">
            <text:p text:style-name="P4">4.</text:p>
          </table:table-cell>
          <table:table-cell table:style-name="Таблица2.A2" office:value-type="string">
            <text:p text:style-name="P6">З/п инженера-системотехника</text:p>
          </table:table-cell>
          <table:table-cell table:style-name="Таблица2.C2" office:value-type="string">
            <text:p text:style-name="P5">432</text:p>
          </table:table-cell>
        </table:table-row>
        <table:table-row table:style-name="Таблица2.1">
          <table:table-cell table:style-name="Таблица2.A2" office:value-type="string">
            <text:p text:style-name="P4">5.</text:p>
          </table:table-cell>
          <table:table-cell table:style-name="Таблица2.A2" office:value-type="string">
            <text:p text:style-name="P6">Амортизация ПК</text:p>
          </table:table-cell>
          <table:table-cell table:style-name="Таблица2.C2" office:value-type="string">
            <text:p text:style-name="P5">1570</text:p>
          </table:table-cell>
        </table:table-row>
        <table:table-row table:style-name="Таблица2.1">
          <table:table-cell table:style-name="Таблица2.A2" office:value-type="string">
            <text:p text:style-name="P4">6.</text:p>
          </table:table-cell>
          <table:table-cell table:style-name="Таблица2.A2" office:value-type="string">
            <text:p text:style-name="P6">Амортизация ПО</text:p>
          </table:table-cell>
          <table:table-cell table:style-name="Таблица2.C2" office:value-type="string">
            <text:p text:style-name="P5">325</text:p>
          </table:table-cell>
        </table:table-row>
        <table:table-row table:style-name="Таблица2.1">
          <table:table-cell table:style-name="Таблица2.A2" office:value-type="string">
            <text:p text:style-name="P4">7.</text:p>
          </table:table-cell>
          <table:table-cell table:style-name="Таблица2.A2" office:value-type="string">
            <text:p text:style-name="P6">Дополнительные расходы</text:p>
          </table:table-cell>
          <table:table-cell table:style-name="Таблица2.C2" office:value-type="string">
            <text:p text:style-name="P5">432</text:p>
          </table:table-cell>
        </table:table-row>
        <table:table-row table:style-name="Таблица2.1">
          <table:table-cell table:style-name="Таблица2.A2" office:value-type="string">
            <text:p text:style-name="P9"/>
          </table:table-cell>
          <table:table-cell table:style-name="Таблица2.A2" office:value-type="string">
            <text:p text:style-name="P10">Итого эксплутационные расходы на ПК</text:p>
          </table:table-cell>
          <table:table-cell table:style-name="Таблица2.C2" office:value-type="string">
            <text:p text:style-name="P11">3092,01</text:p>
          </table:table-cell>
        </table:table-row>
      </table:table>
      <text:p text:style-name="P6"/>
      <text:p text:style-name="P6">Отсюда можно вычислить себестоимость машинного часа ПК:</text:p>
      <text:p text:style-name="P6"/>
      <text:p text:style-name="P4">См/ч = Сэкспл / 6336 <text:s/>= 3092,01 / 6336 = 0,49у.е.</text:p>
      <text:p text:style-name="P6"/>
      <text:p text:style-name="P6">Тогда общие расходы на ПК на период разработки ПС составят:</text:p>
      <text:p text:style-name="P6"/>
      <text:p text:style-name="P4">Спк<text:span text:style-name="T2">общ.</text:span> = См/ч х tотл, где tотл - время на отладку ПС;</text:p>
      <text:p text:style-name="Standard"/>
      <text:p text:style-name="Standard">Принимаем tотл = 5 мес. х 24 рабочих дня х 8 часов = 960 часов</text:p>
      <text:p text:style-name="Standard"/>
      <text:p text:style-name="P4">Спк<text:span text:style-name="T2">общ.</text:span> = 0,49 х 960 = 470,4у.е.</text:p>
      <text:p text:style-name="Standard"/>
      <text:p text:style-name="Standard"><text:s text:c="5"/>Итоговый результаты расчета себестоимости разработки ПС приведены в таблице 3.</text:p>
      <text:p text:style-name="P12"/>
      <text:p text:style-name="P12">Смета себестоимости разработки </text:p>
      <text:p text:style-name="P5"><text:s/>Таблица 3.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4">№ п/п</text:p>
          </table:table-cell>
          <table:table-cell table:style-name="Таблица3.A1" office:value-type="string">
            <text:p text:style-name="P4">Статья расходов</text:p>
          </table:table-cell>
          <table:table-cell table:style-name="Таблица3.C1" office:value-type="string">
            <text:p text:style-name="P4">Затраты (у.е.)</text:p>
          </table:table-cell>
        </table:table-row>
        <table:table-row table:style-name="Таблица3.1">
          <table:table-cell table:style-name="Таблица3.A2" office:value-type="string">
            <text:p text:style-name="P4">1.</text:p>
          </table:table-cell>
          <table:table-cell table:style-name="Таблица3.A2" office:value-type="string">
            <text:p text:style-name="P6">Основная зарплата</text:p>
          </table:table-cell>
          <table:table-cell table:style-name="Таблица3.C2" office:value-type="string">
            <text:p text:style-name="P5">2500</text:p>
          </table:table-cell>
        </table:table-row>
        <table:table-row table:style-name="Таблица3.1">
          <table:table-cell table:style-name="Таблица3.A2" office:value-type="string">
            <text:p text:style-name="P4">2.</text:p>
          </table:table-cell>
          <table:table-cell table:style-name="Таблица3.A2" office:value-type="string">
            <text:p text:style-name="P6">Дополнительная зарплата</text:p>
          </table:table-cell>
          <table:table-cell table:style-name="Таблица3.C2" office:value-type="string">
            <text:p text:style-name="P5">454,55</text:p>
          </table:table-cell>
        </table:table-row>
        <table:table-row table:style-name="Таблица3.1">
          <table:table-cell table:style-name="Таблица3.A2" office:value-type="string">
            <text:p text:style-name="P4">3.</text:p>
          </table:table-cell>
          <table:table-cell table:style-name="Таблица3.A2" office:value-type="string">
            <text:p text:style-name="P6">Отчисления на соцстрах</text:p>
          </table:table-cell>
          <table:table-cell table:style-name="Таблица3.C2" office:value-type="string">
            <text:p text:style-name="P5">1017,82</text:p>
          </table:table-cell>
        </table:table-row>
        <table:table-row table:style-name="Таблица3.1">
          <table:table-cell table:style-name="Таблица3.A2" office:value-type="string">
            <text:p text:style-name="P4">4.</text:p>
          </table:table-cell>
          <table:table-cell table:style-name="Таблица3.A2" office:value-type="string">
            <text:p text:style-name="P6">Накладные расходы</text:p>
          </table:table-cell>
          <table:table-cell table:style-name="Таблица3.C2" office:value-type="string">
            <text:p text:style-name="P5">3181,83</text:p>
          </table:table-cell>
        </table:table-row>
        <table:table-row table:style-name="Таблица3.1">
          <table:table-cell table:style-name="Таблица3.A2" office:value-type="string">
            <text:p text:style-name="P4">5.</text:p>
          </table:table-cell>
          <table:table-cell table:style-name="Таблица3.A2" office:value-type="string">
            <text:p text:style-name="P6">Расходы на ПК</text:p>
          </table:table-cell>
          <table:table-cell table:style-name="Таблица3.C2" office:value-type="string">
            <text:p text:style-name="P5">470,4</text:p>
          </table:table-cell>
        </table:table-row>
        <table:table-row table:style-name="Таблица3.1">
          <table:table-cell table:style-name="Таблица3.A2" office:value-type="string">
            <text:p text:style-name="P9"/>
          </table:table-cell>
          <table:table-cell table:style-name="Таблица3.A2" office:value-type="string">
            <text:p text:style-name="P10">Итого себестоимость разработки</text:p>
          </table:table-cell>
          <table:table-cell table:style-name="Таблица3.C2" office:value-type="string">
            <text:p text:style-name="P11">7624,6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ymbol" svg:font-family="Symbol" style:font-charset="x-symbol"/>
    <style:font-face style:name="Tahoma" svg:font-family="Tahoma"/>
    <style:font-face style:name="Times New Roman CYR" svg:font-family="'Times New Roman CYR'" style:font-family-generic="roman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ru" style:country-asian="RU" style:font-size-complex="12pt" style:language-complex="ru" style:country-complex="RU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 CYR" fo:font-size="12pt" fo:language="ru" fo:country="RU" style:font-name-asian="Times New Roman CYR" style:font-size-asian="12pt" style:language-asian="ru" style:country-asian="RU" style:font-name-complex="Times New Roman CYR" style:font-size-complex="12pt" style:language-complex="ru" style:country-complex="R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1" style:display-name="heading 1" style:family="paragraph" style:next-style-name="Standard"/>
    <style:style style:name="RTF_5f_Num_20_2_20_1" style:display-name="RTF_Num 2 1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RTF_5f_Num_20_2" style:display-name="RTF_Num 2" text:consecutive-numbering="true">
      <text:list-level-style-number text:level="1" text:style-name="RTF_5f_Num_20_2_20_1" style:num-prefix="·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79$Win32 OpenOffice.org_project/680m79$Build-8876</meta:generator>
    <meta:creation-date>2005-06-02T22:23:23</meta:creation-date>
    <dc:language>ru-RU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4" meta:paragraph-count="144" meta:word-count="821" meta:character-count="5866"/>
  </office:meta>
</office:document-meta>
</file>